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616161" loext:opacity="100%" style:font-name="monospace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:54:32.410 -&gt; Going to deep sleep now...</text:p>
      <text:p text:style-name="P1">18:54:32.410 -&gt; GPIO 0 state before sleep: 1</text:p>
      <text:p text:style-name="P1">18:54:42.304 -&gt; ESP-ROM:esp32s3-20210327</text:p>
      <text:p text:style-name="P1">18:54:42.341 -&gt; Build:Mar 27 2021</text:p>
      <text:p text:style-name="P1">18:54:42.341 -&gt; rst:0x5 (DSLEEP),boot:0x8 (SPI_FAST_FLASH_BOOT)</text:p>
      <text:p text:style-name="P1">18:54:42.341 -&gt; SPIWP:0xee</text:p>
      <text:p text:style-name="P1">18:54:42.341 -&gt; mode:DIO, clock div:1</text:p>
      <text:p text:style-name="P1">18:54:42.341 -&gt; load:0x3fce2820,len:0x116c</text:p>
      <text:p text:style-name="P1">18:54:42.341 -&gt; load:0x403c8700,len:0xc2c</text:p>
      <text:p text:style-name="P1">18:54:42.341 -&gt; load:0x403cb700,len:0x3108</text:p>
      <text:p text:style-name="P1">18:54:42.341 -&gt; entry 0x403c88b8</text:p>
      <text:p text:style-name="P1">18:54:42.463 -&gt; OLED init called</text:p>
      <text:p text:style-name="P1">18:54:42.495 -&gt; Initialisiere Absaugung</text:p>
      <text:p text:style-name="P1">18:54:42.591 -&gt; E (224) i2c.master: s_i2c_synchronous_transaction(945): I2C transaction failed</text:p>
      <text:p text:style-name="P1">18:54:42.623 -&gt; E (224) i2c.master: i2c_master_multi_buffer_transmit(1214): I2C transaction failed</text:p>
      <text:p text:style-name="P1">18:54:42.655 -&gt; E (278) i2c.master: s_i2c_synchronous_transaction(945): I2C transaction failed</text:p>
      <text:p text:style-name="P1">18:54:42.655 -&gt; E (278) i2c.master: i2c_master_receive(1268): I2C transaction failed</text:p>
      <text:p text:style-name="P1">18:54:42.655 -&gt; I2C Error during init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8:55:12.001588562</meta:creation-date>
    <dc:date>2025-10-24T18:57:09.527426148</dc:date>
    <meta:editing-duration>PT1M57S</meta:editing-duration>
    <meta:editing-cycles>1</meta:editing-cycles>
    <meta:document-statistic meta:table-count="0" meta:image-count="0" meta:object-count="0" meta:page-count="1" meta:paragraph-count="18" meta:word-count="100" meta:character-count="921" meta:non-whitespace-character-count="839"/>
    <meta:generator>LibreOffice/25.2.6.2$Linux_X86_64 LibreOffice_project/520$Build-2</meta:generator>
  </office:meta>
</office:document-meta>
</file>